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0年3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4"/>March - 2011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32021" calcext:value-type="float">
            <text:p><text:s/>532,021 </text:p>
          </table:table-cell>
          <table:table-cell table:style-name="ce30" office:value-type="float" office:value="4393" calcext:value-type="float">
            <text:p><text:s/>4,393 </text:p>
          </table:table-cell>
          <table:table-cell table:style-name="ce30" office:value-type="float" office:value="27391" calcext:value-type="float">
            <text:p><text:s/>27,39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495236" calcext:value-type="float">
            <text:p><text:s/>495,23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667" calcext:value-type="float">
            <text:p><text:s/>2,667 </text:p>
          </table:table-cell>
          <table:table-cell table:style-name="ce30" office:value-type="float" office:value="4371" calcext:value-type="float">
            <text:p><text:s/>4,37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58" calcext:value-type="float">
            <text:p><text:s/>858 </text:p>
          </table:table-cell>
          <table:table-cell table:style-name="ce30" office:value-type="float" office:value="5886" calcext:value-type="float">
            <text:p><text:s/>5,886 </text:p>
          </table:table-cell>
          <table:table-cell table:style-name="ce30" office:value-type="float" office:value="5023" calcext:value-type="float">
            <text:p><text:s/>5,023 </text:p>
          </table:table-cell>
          <table:table-cell table:style-name="ce30" office:value-type="float" office:value="863" calcext:value-type="float">
            <text:p><text:s/>863 </text:p>
          </table:table-cell>
          <table:table-cell table:style-name="ce30" office:value-type="float" office:value="47" calcext:value-type="float">
            <text:p><text:s/>47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69237" calcext:value-type="float">
            <text:p><text:s/>169,237 </text:p>
          </table:table-cell>
          <table:table-cell table:style-name="ce30" office:value-type="float" office:value="2532" calcext:value-type="float">
            <text:p><text:s/>2,532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3635" calcext:value-type="float">
            <text:p><text:s/>163,63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307" calcext:value-type="float">
            <text:p><text:s/>2,307 </text:p>
          </table:table-cell>
          <table:table-cell table:style-name="ce30" office:value-type="float" office:value="2240" calcext:value-type="float">
            <text:p><text:s/>2,24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6" calcext:value-type="float">
            <text:p><text:s/>196 </text:p>
          </table:table-cell>
          <table:table-cell table:style-name="ce30" office:value-type="float" office:value="3391" calcext:value-type="float">
            <text:p><text:s/>3,391 </text:p>
          </table:table-cell>
          <table:table-cell table:style-name="ce30" office:value-type="float" office:value="3362" calcext:value-type="float">
            <text:p><text:s/>3,362 </text:p>
          </table:table-cell>
          <table:table-cell table:style-name="ce30" office:value-type="float" office:value="29" calcext:value-type="float">
            <text:p><text:s/>29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380" calcext:value-type="float">
            <text:p><text:s/>81,380 </text:p>
          </table:table-cell>
          <table:table-cell table:style-name="ce30" office:value-type="float" office:value="502" calcext:value-type="float">
            <text:p><text:s/>502 </text:p>
          </table:table-cell>
          <table:table-cell table:style-name="ce30" office:value-type="float" office:value="6580" calcext:value-type="float">
            <text:p><text:s/>6,5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137" calcext:value-type="float">
            <text:p><text:s/>74,13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69" calcext:value-type="float">
            <text:p><text:s/>169 </text:p>
          </table:table-cell>
          <table:table-cell table:style-name="ce30" office:value-type="float" office:value="366" calcext:value-type="float">
            <text:p><text:s/>36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3" calcext:value-type="float">
            <text:p><text:s/>143 </text:p>
          </table:table-cell>
          <table:table-cell table:style-name="ce30" office:value-type="float" office:value="487" calcext:value-type="float">
            <text:p><text:s/>487 </text:p>
          </table:table-cell>
          <table:table-cell table:style-name="ce30" office:value-type="float" office:value="297" calcext:value-type="float">
            <text:p><text:s/>297 </text:p>
          </table:table-cell>
          <table:table-cell table:style-name="ce30" office:value-type="float" office:value="190" calcext:value-type="float">
            <text:p><text:s/>190 </text:p>
          </table:table-cell>
          <table:table-cell table:style-name="ce30" office:value-type="float" office:value="17" calcext:value-type="float">
            <text:p><text:s/>17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3524" calcext:value-type="float">
            <text:p><text:s/>43,524 </text:p>
          </table:table-cell>
          <table:table-cell table:style-name="ce30" office:value-type="float" office:value="134" calcext:value-type="float">
            <text:p><text:s/>134 </text:p>
          </table:table-cell>
          <table:table-cell table:style-name="ce30" office:value-type="float" office:value="6336" calcext:value-type="float">
            <text:p><text:s/>6,33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6846" calcext:value-type="float">
            <text:p><text:s/>36,84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1" calcext:value-type="float">
            <text:p><text:s/>71 </text:p>
          </table:table-cell>
          <table:table-cell table:style-name="ce30" office:value-type="float" office:value="199" calcext:value-type="float">
            <text:p><text:s/>19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187" calcext:value-type="float">
            <text:p><text:s/>187 </text:p>
          </table:table-cell>
          <table:table-cell table:style-name="ce30" office:value-type="float" office:value="143" calcext:value-type="float">
            <text:p><text:s/>143 </text:p>
          </table:table-cell>
          <table:table-cell table:style-name="ce30" office:value-type="float" office:value="44" calcext:value-type="float">
            <text:p><text:s/>4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19666" calcext:value-type="float">
            <text:p><text:s/>19,666 </text:p>
          </table:table-cell>
          <table:table-cell table:style-name="ce30" office:value-type="float" office:value="54" calcext:value-type="float">
            <text:p><text:s/>54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5868" calcext:value-type="float">
            <text:p><text:s/>15,86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87" calcext:value-type="float">
            <text:p><text:s/>8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6" calcext:value-type="float">
            <text:p><text:s/>26 </text:p>
          </table:table-cell>
          <table:table-cell table:style-name="ce30" office:value-type="float" office:value="116" calcext:value-type="float">
            <text:p><text:s/>116 </text:p>
          </table:table-cell>
          <table:table-cell table:style-name="ce30" office:value-type="float" office:value="102" calcext:value-type="float">
            <text:p><text:s/>102 </text:p>
          </table:table-cell>
          <table:table-cell table:style-name="ce30" office:value-type="float" office:value="14" calcext:value-type="float">
            <text:p><text:s/>1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09358" calcext:value-type="float">
            <text:p><text:s/>109,358 </text:p>
          </table:table-cell>
          <table:table-cell table:style-name="ce30" office:value-type="float" office:value="933" calcext:value-type="float">
            <text:p><text:s/>933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07916" calcext:value-type="float">
            <text:p><text:s/>107,91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1" calcext:value-type="float">
            <text:p><text:s/>21 </text:p>
          </table:table-cell>
          <table:table-cell table:style-name="ce30" office:value-type="float" office:value="713" calcext:value-type="float">
            <text:p><text:s/>7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85" calcext:value-type="float">
            <text:p><text:s/>385 </text:p>
          </table:table-cell>
          <table:table-cell table:style-name="ce30" office:value-type="float" office:value="1087" calcext:value-type="float">
            <text:p><text:s/>1,087 </text:p>
          </table:table-cell>
          <table:table-cell table:style-name="ce30" office:value-type="float" office:value="560" calcext:value-type="float">
            <text:p><text:s/>560 </text:p>
          </table:table-cell>
          <table:table-cell table:style-name="ce30" office:value-type="float" office:value="527" calcext:value-type="float">
            <text:p><text:s/>527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06384" calcext:value-type="float">
            <text:p><text:s/>106,384 </text:p>
          </table:table-cell>
          <table:table-cell table:style-name="ce30" office:value-type="float" office:value="238" calcext:value-type="float">
            <text:p><text:s/>238 </text:p>
          </table:table-cell>
          <table:table-cell table:style-name="ce30" office:value-type="float" office:value="10216" calcext:value-type="float">
            <text:p><text:s/>10,21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94896" calcext:value-type="float">
            <text:p><text:s/>94,89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5" calcext:value-type="float">
            <text:p><text:s/>85 </text:p>
          </table:table-cell>
          <table:table-cell table:style-name="ce30" office:value-type="float" office:value="751" calcext:value-type="float">
            <text:p><text:s/>75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9" calcext:value-type="float">
            <text:p><text:s/>89 </text:p>
          </table:table-cell>
          <table:table-cell table:style-name="ce30" office:value-type="float" office:value="580" calcext:value-type="float">
            <text:p><text:s/>580 </text:p>
          </table:table-cell>
          <table:table-cell table:style-name="ce30" office:value-type="float" office:value="521" calcext:value-type="float">
            <text:p><text:s/>521 </text:p>
          </table:table-cell>
          <table:table-cell table:style-name="ce30" office:value-type="float" office:value="59" calcext:value-type="float">
            <text:p><text:s/>59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522" calcext:value-type="float">
            <text:p><text:s/>2,522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12" calcext:value-type="float">
            <text:p><text:s/>8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" calcext:value-type="float">
            <text:p><text:s/>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1555" calcext:value-type="float">
            <text:p><text:s/>31,555 </text:p>
          </table:table-cell>
          <table:table-cell table:style-name="ce31" office:value-type="float" office:value="126" calcext:value-type="float">
            <text:p><text:s/>126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156" calcext:value-type="float">
            <text:p><text:s/>30,15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332" calcext:value-type="float">
            <text:p><text:s/>33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0" calcext:value-type="float">
            <text:p><text:s/>70 </text:p>
          </table:table-cell>
          <table:table-cell table:style-name="ce31" office:value-type="float" office:value="337" calcext:value-type="float">
            <text:p><text:s/>337 </text:p>
          </table:table-cell>
          <table:table-cell table:style-name="ce31" office:value-type="float" office:value="333" calcext:value-type="float">
            <text:p><text:s/>333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279" calcext:value-type="float">
            <text:p><text:s/>4,279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95" calcext:value-type="float">
            <text:p><text:s/>3,09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0" calcext:value-type="float">
            <text:p><text:s/>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523" calcext:value-type="float">
            <text:p><text:s/>1,523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62" calcext:value-type="float">
            <text:p><text:s/>1,46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40" calcext:value-type="float">
            <text:p><text:s/>5,040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42" calcext:value-type="float">
            <text:p><text:s/>4,74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26" calcext:value-type="float">
            <text:p><text:s/>2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741" calcext:value-type="float">
            <text:p><text:s/>1,74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14" calcext:value-type="float">
            <text:p><text:s/>1,6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71" calcext:value-type="float">
            <text:p><text:s/>2,071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44" calcext:value-type="float">
            <text:p><text:s/>1,74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200" calcext:value-type="float">
            <text:p><text:s/>2,2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11" calcext:value-type="float">
            <text:p><text:s/>1,8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84" calcext:value-type="float">
            <text:p><text:s/>12,984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08" calcext:value-type="float">
            <text:p><text:s/>12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41" calcext:value-type="float">
            <text:p><text:s/>44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428" calcext:value-type="float">
            <text:p><text:s/>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80" calcext:value-type="float">
            <text:p><text:s/>2,580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58" calcext:value-type="float">
            <text:p><text:s/>2,55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24" calcext:value-type="float">
            <text:p><text:s/>24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041" calcext:value-type="float">
            <text:p><text:s/>17,041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083" calcext:value-type="float">
            <text:p><text:s/>16,08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584" calcext:value-type="float">
            <text:p><text:s/>6,584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398" calcext:value-type="float">
            <text:p><text:s/>39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016" calcext:value-type="float">
            <text:p><text:s/>6,0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33" calcext:value-type="float">
            <text:p><text:s/>13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99" calcext:value-type="float">
            <text:p><text:s/>15,79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47" calcext:value-type="float">
            <text:p><text:s/>12,2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472" calcext:value-type="float">
            <text:p><text:s/>2,47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938" calcext:value-type="float">
            <text:p><text:s/>1,93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5" calcext:value-type="float">
            <text:p><text:s/>1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38" calcext:value-type="float">
            <text:p><text:s/>3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966" calcext:value-type="float">
            <text:p><text:s/>1,96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915" calcext:value-type="float">
            <text:p><text:s/>1,9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7" calcext:value-type="float">
            <text:p><text:s/>3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06" calcext:value-type="float">
            <text:p><text:s/>50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1-05-25T10:53:21</dc:date>
    <meta:print-date>2007-08-08T17:17:22</meta:print-date>
    <meta:document-statistic meta:table-count="1" meta:cell-count="483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